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b2b2b2" draw:marker-start-width="0.276cm" draw:marker-end-width="0.276cm" draw:fill="none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b2b2b2" draw:marker-start-width="0.276cm" draw:marker-end-width="0.276cm" draw:fill="none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0.707cm"/>
    </style:style>
    <style:style style:name="gr5" style:family="graphic" style:parent-style-name="objectwithoutfill">
      <style:graphic-properties svg:stroke-color="#006699" draw:marker-end="Arrowheads_20_2" draw:marker-end-width="0.3cm" draw:fill="none" draw:textarea-vertical-align="middle"/>
    </style:style>
    <style:style style:name="gr6" style:family="graphic" style:parent-style-name="objectwithoutfill">
      <style:graphic-properties svg:stroke-color="#006699" draw:marker-end="Arrowheads_20_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87cm"/>
    </style:style>
    <style:style style:name="gr8" style:family="graphic" style:parent-style-name="standard">
      <style:graphic-properties draw:stroke="none" svg:stroke-color="#000000" draw:fill="none" draw:fill-color="#ffffff" fo:min-height="0.771cm"/>
    </style:style>
    <style:style style:name="P1" style:family="paragraph">
      <style:paragraph-properties fo:text-align="center"/>
      <style:text-properties style:font-name="DejaVu Sans Light" fo:font-size="18pt" style:font-size-asian="18pt" style:font-size-complex="18pt"/>
    </style:style>
    <style:style style:name="P2" style:family="paragraph">
      <style:paragraph-properties fo:text-align="center"/>
      <style:text-properties fo:color="#0066ff" style:font-name="DejaVu Sans Light" fo:font-size="18pt" style:font-size-asian="18pt" style:font-size-complex="18pt"/>
    </style:style>
    <style:style style:name="P3" style:family="paragraph">
      <style:paragraph-properties fo:text-align="center"/>
      <style:text-properties fo:color="#0066cc" style:font-name="DejaVu Sans Light" fo:font-size="18pt" style:font-size-asian="18pt" style:font-size-complex="18pt"/>
    </style:style>
    <style:style style:name="P4" style:family="paragraph">
      <style:text-properties style:font-name="DejaVu Sans Light"/>
    </style:style>
    <style:style style:name="P5" style:family="paragraph">
      <style:text-properties fo:color="#0066cc" style:font-name="DejaVu Sans Light"/>
    </style:style>
    <style:style style:name="P6" style:family="paragraph">
      <style:text-properties fo:color="#0066cc" style:font-name="DejaVu Sans Light" fo:font-size="12pt" style:font-size-asian="12pt" style:font-size-complex="12pt"/>
    </style:style>
    <style:style style:name="P7" style:family="paragraph">
      <style:paragraph-properties fo:text-align="center"/>
    </style:style>
    <style:style style:name="T1" style:family="text">
      <style:text-properties fo:color="#0066ff"/>
    </style:style>
    <style:style style:name="T2" style:family="text">
      <style:text-properties fo:color="#0066cc"/>
    </style:style>
    <style:style style:name="T3" style:family="text">
      <style:text-properties style:font-name="DejaVu Sans Light"/>
    </style:style>
    <style:style style:name="T4" style:family="text">
      <style:text-properties fo:color="#0066cc" style:font-name="DejaVu Sans Light"/>
    </style:style>
    <style:style style:name="T5" style:family="text">
      <style:text-properties fo:color="#0066cc" style:font-name="DejaVu Sans Ligh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2cm" svg:height="1.821cm" draw:transform="rotate (-0.165806278939461) translate (4.577cm 5.754cm)">
          <text:p text:style-name="P1">1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cm" svg:height="1.823cm" draw:transform="skewX (-0.000523598775598309) rotate (-0.165806278939461) translate (4.27cm 7.591cm)">
          <text:p text:style-name="P1">q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cm" svg:height="1.823cm" draw:transform="skewX (-0.000523598775598309) rotate (-0.165806278939461) translate (3.964cm 9.427cm)">
          <text:p text:style-name="P1">a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cm" svg:height="1.823cm" draw:transform="skewX (-0.000523598775598309) rotate (-0.165806278939461) translate (3.657cm 11.264cm)">
          <text:p text:style-name="P1">z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19cm" svg:height="1.823cm" draw:transform="rotate (-0.165806278939461) translate (6.503cm 5.51cm)">
          <text:p text:style-name="P1">2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19cm" svg:height="1.823cm" draw:transform="rotate (-0.165806278939461) translate (6.197cm 7.346cm)">
          <text:p text:style-name="P1">w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cm" svg:height="1.823cm" draw:transform="skewX (-0.000523598775598309) rotate (-0.165806278939461) translate (5.889cm 9.183cm)">
          <text:p text:style-name="P1">s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cm" svg:height="1.823cm" draw:transform="skewX (-0.0010471975511966) rotate (-0.165806278939461) translate (5.582cm 11.02cm)">
          <text:p text:style-name="P1">x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cm" svg:height="1.823cm" draw:transform="skewX (-0.000523598775598309) rotate (-0.165806278939461) translate (8.354cm 5.482cm)">
          <text:p text:style-name="P1">3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1cm" svg:height="1.823cm" draw:transform="rotate (-0.165806278939461) translate (8.046cm 7.319cm)">
          <text:p text:style-name="P1">e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cm" svg:height="1.823cm" draw:transform="skewX (-0.0010471975511966) rotate (-0.165806278939461) translate (7.738cm 9.155cm)">
          <text:p text:style-name="P1">d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cm" svg:height="1.823cm" draw:transform="skewX (-0.0010471975511966) rotate (-0.165806278939461) translate (7.432cm 10.992cm)">
          <text:p text:style-name="P1">c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cm" svg:height="1.823cm" draw:transform="skewX (-0.000523598775598309) rotate (-0.165806278939461) translate (11.875cm 6.976cm)">
          <text:p text:style-name="P1">5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1cm" svg:height="1.823cm" draw:transform="skewX (-0.000523598775598342) rotate (-0.165806278939461) translate (11.567cm 8.813cm)">
          <text:p text:style-name="P1">t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cm" svg:height="1.823cm" draw:transform="skewX (-0.0010471975511966) rotate (-0.165806278939461) translate (11.26cm 10.649cm)">
          <text:p text:style-name="P1">g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19cm" svg:height="1.823cm" draw:transform="skewX (-0.000523598775598311) rotate (-0.165806278939461) translate (10.954cm 12.486cm)">
          <text:p text:style-name="P1">b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19cm" svg:height="1.821cm" draw:transform="skewX (0.000523598775598273) rotate (-0.165806278939461) translate (10.133cm 6.119cm)">
          <text:p text:style-name="P1">4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cm" svg:height="1.822cm" draw:transform="skewX (-0.000523598775598278) rotate (-0.165806278939461) translate (9.825cm 7.954cm)">
          <text:p text:style-name="P1">r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cm" svg:height="1.823cm" draw:transform="skewX (-0.000523598775598309) rotate (-0.165806278939461) translate (9.519cm 9.792cm)">
          <text:p text:style-name="P1">f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1cm" svg:height="1.823cm" draw:transform="skewX (-0.000523598775598342) rotate (-0.165806278939461) translate (9.211cm 11.628cm)">
          <text:p text:style-name="P1">v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2cm" svg:height="1.822cm" draw:transform="skewX (-0.00052359877559831) rotate (-0.165806278939461) translate (-0.044cm 10.603cm)">
          <text:p text:style-name="P1">Shift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719cm" svg:height="1.823cm" draw:transform="skewX (-0.000523598775598307) rotate (-0.165806278939461) translate (0.257cm 8.806cm)">
          <text:p text:style-name="P2"><text:span text:style-name="T1">F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79cm" svg:height="1.822cm" draw:transform="skewX (-0.000523598775598283) rotate (-0.165806278939461) translate (6.984cm 13.669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19cm" svg:height="1.823cm" draw:transform="skewX (-0.000523598775598307) rotate (-0.165806278939461) translate (-0.351cm 12.44cm)">
          <text:p text:style-name="P1">Control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1cm" svg:height="1.823cm" draw:transform="rotate (-0.165806278939461) translate (2.735cm 5.445cm)">
          <text:p text:style-name="P1">~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1cm" svg:height="1.823cm" draw:transform="skewX (0.000523598775598272) rotate (-0.165806278939461) translate (23.86cm 5.755cm)">
          <text:p text:style-name="P1">0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1cm" svg:height="1.823cm" draw:transform="skewX (-0.000523598775598342) rotate (-0.165806278939461) translate (24.169cm 7.591cm)">
          <text:p text:style-name="P1">p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2cm" svg:height="1.823cm" draw:transform="rotate (-0.165806278939461) translate (24.476cm 9.428cm)">
          <text:p text:style-name="P1">: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2cm" svg:height="1.822cm" draw:transform="skewX (0.000523598775598284) rotate (-0.165806278939461) translate (24.782cm 11.265cm)">
          <text:p text:style-name="P1">/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4cm" svg:height="1.823cm" draw:transform="skewX (-0.000523598775598301) rotate (-0.165806278939461) translate (21.934cm 5.511cm)">
          <text:p text:style-name="P1">9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4cm" svg:height="1.823cm" draw:transform="skewX (-0.000523598775598301) rotate (-0.165806278939461) translate (22.24cm 7.348cm)">
          <text:p text:style-name="P1">o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3cm" svg:height="1.822cm" draw:transform="skewX (0.00052359877559827) rotate (-0.165806278939461) translate (22.547cm 9.184cm)">
          <text:p text:style-name="P1">l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3cm" svg:height="1.823cm" draw:transform="skewX (0.00104719755119657) rotate (-0.165806278939461) translate (22.854cm 11.021cm)">
          <text:p text:style-name="P1">.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2cm" svg:height="1.822cm" draw:transform="skewX (0.000523598775598284) rotate (-0.165806278939461) translate (20.08cm 5.483cm)">
          <text:p text:style-name="P1">8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1cm" svg:height="1.823cm" draw:transform="skewX (0.00104719755119659) rotate (-0.165806278939461) translate (20.387cm 7.32cm)">
          <text:p text:style-name="P1">i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1cm" svg:height="1.823cm" draw:transform="rotate (-0.165806278939461) translate (20.696cm 9.158cm)">
          <text:p text:style-name="P1">k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1cm" svg:height="1.822cm" draw:transform="rotate (-0.165806278939461) translate (21.002cm 10.994cm)">
          <text:p text:style-name="P1">,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1cm" svg:height="1.823cm" draw:transform="skewX (0.000523598775598272) rotate (-0.165806278939461) translate (16.557cm 6.979cm)">
          <text:p text:style-name="P1">6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1cm" svg:height="1.823cm" draw:transform="skewX (0.000523598775598272) rotate (-0.165806278939461) translate (16.863cm 8.814cm)">
          <text:p text:style-name="P1">y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3cm" svg:height="1.823cm" draw:transform="skewX (-0.000523598775598338) rotate (-0.165806278939461) translate (17.17cm 10.653cm)">
          <text:p text:style-name="P1">h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1cm" svg:height="1.823cm" draw:transform="skewX (-0.000523598775598342) rotate (-0.165806278939461) translate (17.476cm 12.49cm)">
          <text:p text:style-name="P1">n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3cm" svg:height="1.823cm" draw:transform="rotate (-0.165806278939461) translate (18.299cm 6.12cm)">
          <text:p text:style-name="P1">7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2cm" svg:height="1.823cm" draw:transform="rotate (-0.165806278939461) translate (18.606cm 7.957cm)">
          <text:p text:style-name="P1">u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4cm" svg:height="1.823cm" draw:transform="skewX (-0.000523598775598301) rotate (-0.165806278939461) translate (18.915cm 9.793cm)">
          <text:p text:style-name="P1">j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4cm" svg:height="1.823cm" draw:transform="rotate (-0.165806278939461) translate (19.221cm 11.63cm)">
          <text:p text:style-name="P1">m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3.724cm" svg:height="1.822cm" draw:transform="rotate (-0.165806278939461) translate (26.612cm 10.603cm)">
          <text:p text:style-name="P3"><text:span text:style-name="T2">Fn</text:span>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585cm" svg:height="1.823cm" draw:transform="skewX (0.000523598775598303) rotate (-0.165806278939461) translate (17.739cm 13.672cm)">
          <text:p/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723cm" svg:height="1.823cm" draw:transform="skewX (0.00104719755119662) rotate (-0.165806278939461) translate (26.917cm 12.44cm)">
          <text:p text:style-name="P1">Control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cm" svg:height="1.823cm" draw:transform="skewX (0.000523598775598309) rotate (-0.165806278939461) translate (25.706cm 5.445cm)">
          <text:p text:style-name="P1">-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048cm" svg:height="1.778cm" svg:x="13.446cm" svg:y="7.25cm">
          <text:p/>
          <draw:enhanced-geometry svg:viewBox="0 0 21600 21600" draw:glue-points="?f6 10800 10800 21600 ?f5 10800 10800 0" draw:text-areas="?f3 ?f3 ?f4 ?f4" draw:mirror-vertical="true" draw:type="trapezoid" draw:modifiers="2040.2755001639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3.607cm" svg:height="1.778cm" svg:x="13.167cm" svg:y="9.106cm">
          <text:p/>
          <draw:enhanced-geometry svg:viewBox="0 0 21600 21600" draw:glue-points="?f6 10800 10800 21600 ?f5 10800 10800 0" draw:text-areas="?f3 ?f3 ?f4 ?f4" draw:mirror-vertical="true" draw:type="trapezoid" draw:modifiers="1688.164183300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4.318cm" svg:height="1.778cm" svg:x="12.811cm" svg:y="10.96cm">
          <text:p text:style-name="P1"/>
          <draw:enhanced-geometry svg:viewBox="0 0 21600 21600" draw:glue-points="?f6 10800 10800 21600 ?f5 10800 10800 0" draw:text-areas="?f3 ?f3 ?f4 ?f4" draw:mirror-vertical="true" draw:mirror-horizontal="false" draw:type="trapezoid" draw:modifiers="1550.3588793702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4.826cm" svg:height="1.778cm" svg:x="12.557cm" svg:y="12.811cm">
          <text:p/>
          <draw:enhanced-geometry svg:viewBox="0 0 21600 21600" draw:glue-points="?f6 10800 10800 21600 ?f5 10800 10800 0" draw:text-areas="?f3 ?f3 ?f4 ?f4" draw:mirror-vertical="true" draw:type="trapezoid" draw:modifiers="1230.5779987569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1.82cm" svg:height="1.823cm" draw:transform="skewX (-0.000523598775598309) rotate (-0.165806278939461) translate (5.237cm 12.872cm)">
          <text:p text:style-name="P1">Alt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2cm" svg:height="1.822cm" draw:transform="skewX (0.000523598775598284) rotate (-0.165806278939461) translate (23.205cm 12.872cm)">
          <text:p text:style-name="P1">Alt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cm" svg:height="1.823cm" draw:transform="skewX (-0.000523598775598309) rotate (-0.165806278939461) translate (3.332cm 13.065cm)">
          <text:p text:style-name="P1">Sup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2cm" svg:height="1.822cm" draw:transform="skewX (0.000523598775598284) rotate (-0.165806278939461) translate (25.11cm 13.065cm)">
          <text:p text:style-name="P1">List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2cm" svg:height="1.823cm" draw:transform="rotate (-0.165806278939461) translate (26.318cm 9.128cm)">
          <text:p text:style-name="P1">'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2cm" svg:height="1.823cm" draw:transform="rotate (-0.165806278939461) translate (25.999cm 7.284cm)">
          <text:p text:style-name="P1">[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2cm" svg:height="1.823cm" draw:transform="rotate (-0.165806278939461) translate (27.842cm 6.969cm)">
          <text:p text:style-name="P1">]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2cm" svg:height="1.823cm" draw:transform="rotate (-0.165806278939461) translate (28.158cm 8.808cm)">
          <text:p text:style-name="P1">\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.794cm" svg:height="1.016cm" svg:x="13.7cm" svg:y="10.906cm">
          <draw:text-box>
            <text:p text:style-name="P4"><text:span text:style-name="T3">Backsp</text:span></text:p>
          </draw:text-box>
        </draw:frame>
        <draw:frame draw:style-name="gr3" draw:text-style-name="P5" draw:layer="layout" svg:width="2.794cm" svg:height="1.016cm" svg:x="13.7cm" svg:y="11.541cm">
          <draw:text-box>
            <text:p text:style-name="P5"><text:span text:style-name="T4">Delete</text:span></text:p>
          </draw:text-box>
        </draw:frame>
        <draw:custom-shape draw:style-name="gr2" draw:text-style-name="P1" draw:layer="layout" svg:width="5.334cm" svg:height="1.778cm" svg:x="12.303cm" svg:y="14.716cm">
          <text:p/>
          <draw:enhanced-geometry svg:viewBox="0 0 21600 21600" draw:glue-points="?f6 10800 10800 21600 ?f5 10800 10800 0" draw:text-areas="?f3 ?f3 ?f4 ?f4" draw:mirror-vertical="true" draw:type="trapezoid" draw:modifiers="1117.450796626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4" draw:layer="layout" svg:width="2.794cm" svg:height="1.016cm" svg:x="13.827cm" svg:y="15.097cm">
          <draw:text-box>
            <text:p text:style-name="P4"><text:span text:style-name="T3">Enter</text:span></text:p>
          </draw:text-box>
        </draw:frame>
        <draw:frame draw:style-name="gr3" draw:text-style-name="P4" draw:layer="layout" svg:width="2.794cm" svg:height="1.016cm" svg:x="14.081cm" svg:y="7.604cm">
          <draw:text-box>
            <text:p text:style-name="P4"><text:span text:style-name="T3">???</text:span></text:p>
          </draw:text-box>
        </draw:frame>
        <draw:frame draw:style-name="gr3" draw:text-style-name="P4" draw:layer="layout" svg:width="2.794cm" svg:height="1.016cm" svg:x="14.081cm" svg:y="9.382cm">
          <draw:text-box>
            <text:p text:style-name="P4"><text:span text:style-name="T3">Tab</text:span></text:p>
          </draw:text-box>
        </draw:frame>
        <draw:frame draw:style-name="gr3" draw:text-style-name="P4" draw:layer="layout" svg:width="2.794cm" svg:height="1.016cm" svg:x="14.081cm" svg:y="13.065cm">
          <draw:text-box>
            <text:p text:style-name="P4"><text:span text:style-name="T3">???</text:span></text:p>
          </draw:text-box>
        </draw:frame>
        <draw:frame draw:style-name="gr3" draw:text-style-name="P6" draw:layer="layout" svg:width="2.794cm" svg:height="1.016cm" draw:transform="rotate (-0.155159770502295) translate (7.643cm 10.312cm)">
          <draw:text-box>
            <text:p text:style-name="P6"><text:span text:style-name="T5">Home</text:span></text:p>
          </draw:text-box>
        </draw:frame>
        <draw:frame draw:style-name="gr4" draw:text-style-name="P6" draw:layer="layout" svg:width="2.794cm" svg:height="0.957cm" draw:transform="rotate (-0.155159770502295) translate (9.657cm 10.964cm)">
          <draw:text-box>
            <text:p text:style-name="P6"><text:span text:style-name="T5">End</text:span></text:p>
          </draw:text-box>
        </draw:frame>
        <draw:line draw:style-name="gr5" draw:text-style-name="P7" draw:layer="layout" svg:x1="18.653cm" svg:y1="12.176cm" svg:x2="17.874cm" svg:y2="12.303cm">
          <text:p/>
        </draw:line>
        <draw:line draw:style-name="gr6" draw:text-style-name="P7" draw:layer="layout" svg:x1="20.067cm" svg:y1="10.779cm" svg:x2="20.177cm" svg:y2="11.541cm">
          <text:p/>
        </draw:line>
        <draw:line draw:style-name="gr6" draw:text-style-name="P7" draw:layer="layout" svg:x1="22.082cm" svg:y1="10.906cm" svg:x2="21.955cm" svg:y2="10.144cm">
          <text:p/>
        </draw:line>
        <draw:line draw:style-name="gr6" draw:text-style-name="P7" draw:layer="layout" svg:x1="23.479cm" svg:y1="10.779cm" svg:x2="24.241cm" svg:y2="10.652cm">
          <text:p/>
        </draw:line>
        <draw:frame draw:style-name="gr3" draw:text-style-name="P6" draw:layer="layout" svg:width="2.794cm" svg:height="1.016cm" draw:transform="rotate (0.167726141116655) translate (20.428cm 8.705cm)">
          <draw:text-box>
            <text:p text:style-name="P6"><text:span text:style-name="T5">Insert</text:span></text:p>
          </draw:text-box>
        </draw:frame>
        <draw:frame draw:style-name="gr3" draw:text-style-name="P6" draw:layer="layout" svg:width="2.794cm" svg:height="1.016cm" draw:transform="rotate (0.186052098262596) translate (24.364cm 8.986cm)">
          <draw:text-box>
            <text:p text:style-name="P6"><text:span text:style-name="T5">Print</text:span></text:p>
          </draw:text-box>
        </draw:frame>
        <draw:frame draw:style-name="gr3" draw:text-style-name="P6" draw:layer="layout" svg:width="2.794cm" svg:height="1.016cm" draw:transform="rotate (0.173136661797837) translate (24.117cm 10.778cm)">
          <draw:text-box>
            <text:p text:style-name="P6"><text:span text:style-name="T5">Pg down</text:span></text:p>
          </draw:text-box>
        </draw:frame>
        <draw:frame draw:style-name="gr7" draw:text-style-name="P6" draw:layer="layout" svg:width="2.794cm" svg:height="1.037cm" draw:transform="rotate (0.173136661797837) translate (26.263cm 10.498cm)">
          <draw:text-box>
            <text:p text:style-name="P6"><text:span text:style-name="T5">Pg Up</text:span></text:p>
          </draw:text-box>
        </draw:frame>
        <draw:frame draw:style-name="gr3" draw:text-style-name="P6" draw:layer="layout" svg:width="2.794cm" svg:height="1.016cm" draw:transform="rotate (0.173136661797837) translate (19.155cm 13.038cm)">
          <draw:text-box>
            <text:p text:style-name="P6"><text:span text:style-name="T5">Mute</text:span></text:p>
          </draw:text-box>
        </draw:frame>
        <draw:frame draw:style-name="gr8" draw:text-style-name="P6" draw:layer="layout" svg:width="2.794cm" svg:height="1.021cm" draw:transform="rotate (0.173136661797837) translate (20.805cm 12.44cm)">
          <draw:text-box>
            <text:p text:style-name="P6"><text:span text:style-name="T5">Quieter</text:span></text:p>
          </draw:text-box>
        </draw:frame>
        <draw:frame draw:style-name="gr8" draw:text-style-name="P6" draw:layer="layout" svg:width="2.794cm" svg:height="1.021cm" draw:transform="rotate (0.173136661797837) translate (22.717cm 12.44cm)">
          <draw:text-box>
            <text:p text:style-name="P6"><text:span text:style-name="T5">Louder</text:span></text:p>
          </draw:text-box>
        </draw:frame>
        <draw:frame draw:style-name="gr3" draw:text-style-name="P6" draw:layer="layout" svg:width="2.794cm" svg:height="1.016cm" draw:transform="rotate (-0.155159770502295) translate (2.812cm 6.549cm)">
          <draw:text-box>
            <text:p text:style-name="P6"><text:span text:style-name="T5">Esc</text:span></text:p>
          </draw:text-box>
        </draw:frame>
        <draw:frame draw:style-name="gr3" draw:text-style-name="P6" draw:layer="layout" svg:width="2.794cm" svg:height="1.016cm" draw:transform="rotate (-0.155159770502295) translate (4.713cm 6.969cm)">
          <draw:text-box>
            <text:p text:style-name="P6"><text:span text:style-name="T5">F1</text:span></text:p>
          </draw:text-box>
        </draw:frame>
        <draw:frame draw:style-name="gr3" draw:text-style-name="P6" draw:layer="layout" svg:width="2.794cm" svg:height="1.016cm" draw:transform="rotate (-0.155159770502295) translate (6.749cm 6.715cm)">
          <draw:text-box>
            <text:p text:style-name="P6"><text:span text:style-name="T5">F2</text:span></text:p>
          </draw:text-box>
        </draw:frame>
        <draw:frame draw:style-name="gr3" draw:text-style-name="P6" draw:layer="layout" svg:width="2.794cm" svg:height="1.016cm" draw:transform="rotate (-0.155159770502295) translate (8.65cm 6.715cm)">
          <draw:text-box>
            <text:p text:style-name="P6"><text:span text:style-name="T5">F3</text:span></text:p>
          </draw:text-box>
        </draw:frame>
        <draw:frame draw:style-name="gr3" draw:text-style-name="P6" draw:layer="layout" svg:width="1.219cm" svg:height="1.016cm" draw:transform="rotate (-0.155159770502295) translate (10.432cm 7.311cm)">
          <draw:text-box>
            <text:p text:style-name="P6"><text:span text:style-name="T5">F4</text:span></text:p>
          </draw:text-box>
        </draw:frame>
        <draw:frame draw:style-name="gr3" draw:text-style-name="P6" draw:layer="layout" svg:width="1.219cm" svg:height="1.016cm" draw:transform="rotate (-0.155159770502295) translate (12.079cm 8.112cm)">
          <draw:text-box>
            <text:p text:style-name="P6"><text:span text:style-name="T5">F5</text:span></text:p>
          </draw:text-box>
        </draw:frame>
        <draw:custom-shape draw:style-name="gr1" draw:text-style-name="P1" draw:layer="layout" svg:width="1.82cm" svg:height="1.823cm" draw:transform="skewX (0.000523598775598309) rotate (-0.165806278939461) translate (27.525cm 5.125cm)">
          <text:p text:style-name="P1">=</text:p>
          <draw:enhanced-geometry svg:viewBox="0 0 21600 21600" draw:path-stretchpoint-x="10800" draw:path-stretchpoint-y="10800" draw:text-areas="?f3 ?f4 ?f5 ?f6" draw:mirror-horizontal="tru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cm" svg:height="1.823cm" draw:transform="skewX (-0.000523598775598309) rotate (-0.165806278939461) translate (2.443cm 7.284cm)">
          <text:p text:style-name="P1">???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cm" svg:height="1.823cm" draw:transform="skewX (-0.000523598775598309) rotate (-0.165806278939461) translate (0.602cm 6.969cm)">
          <text:p text:style-name="P1">???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2cm" svg:height="1.823cm" draw:transform="skewX (-0.000523598775598309) rotate (-0.165806278939461) translate (0.919cm 5.125cm)">
          <text:p text:style-name="P1">???</text:p>
          <draw:enhanced-geometry svg:viewBox="0 0 21600 21600" draw:path-stretchpoint-x="10800" draw:path-stretchpoint-y="10800" draw:text-areas="?f3 ?f4 ?f5 ?f6" draw:mirror-horizontal="false" draw:mirror-vertical="false" draw:type="round-rectangle" draw:modifiers="1302.79720279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.862cm" svg:height="1.016cm" draw:transform="rotate (0.167726141116655) translate (16.875cm 8.38cm)">
          <draw:text-box>
            <text:p text:style-name="P6"><text:span text:style-name="T5">F6</text:span></text:p>
          </draw:text-box>
        </draw:frame>
        <draw:frame draw:style-name="gr3" draw:text-style-name="P6" draw:layer="layout" svg:width="1.862cm" svg:height="1.016cm" draw:transform="rotate (0.167726141116655) translate (18.653cm 7.491cm)">
          <draw:text-box>
            <text:p text:style-name="P6"><text:span text:style-name="T5">F7</text:span></text:p>
          </draw:text-box>
        </draw:frame>
        <draw:frame draw:style-name="gr3" draw:text-style-name="P6" draw:layer="layout" svg:width="1.862cm" svg:height="1.016cm" draw:transform="rotate (0.167726141116655) translate (20.458cm 6.856cm)">
          <draw:text-box>
            <text:p text:style-name="P6"><text:span text:style-name="T5">F8</text:span></text:p>
          </draw:text-box>
        </draw:frame>
        <draw:frame draw:style-name="gr3" draw:text-style-name="P6" draw:layer="layout" svg:width="1.862cm" svg:height="1.016cm" draw:transform="rotate (0.167726141116655) translate (22.236cm 6.899cm)">
          <draw:text-box>
            <text:p text:style-name="P6"><text:span text:style-name="T5">F9</text:span></text:p>
          </draw:text-box>
        </draw:frame>
        <draw:frame draw:style-name="gr3" draw:text-style-name="P6" draw:layer="layout" svg:width="1.862cm" svg:height="1.016cm" draw:transform="rotate (0.167726141116655) translate (24.268cm 7.11cm)">
          <draw:text-box>
            <text:p text:style-name="P6"><text:span text:style-name="T5">F10</text:span></text:p>
          </draw:text-box>
        </draw:frame>
        <draw:frame draw:style-name="gr3" draw:text-style-name="P6" draw:layer="layout" svg:width="1.862cm" svg:height="1.016cm" draw:transform="rotate (0.167726141116655) translate (26.046cm 6.729cm)">
          <draw:text-box>
            <text:p text:style-name="P6"><text:span text:style-name="T5">F11</text:span></text:p>
          </draw:text-box>
        </draw:frame>
        <draw:frame draw:style-name="gr3" draw:text-style-name="P6" draw:layer="layout" svg:width="1.862cm" svg:height="1.016cm" draw:transform="rotate (0.167726141116655) translate (27.797cm 6.475cm)">
          <draw:text-box>
            <text:p text:style-name="P6"><text:span text:style-name="T5">F12</text:span></text:p>
          </draw:text-box>
        </draw:frame>
        <draw:frame draw:style-name="gr3" draw:text-style-name="P6" draw:layer="layout" svg:width="2.794cm" svg:height="1.016cm" draw:transform="rotate (-0.155159770502295) translate (6.237cm 8.581cm)">
          <draw:text-box>
            <text:p text:style-name="P6"><text:span text:style-name="T5">Play</text:span></text:p>
          </draw:text-box>
        </draw:frame>
        <draw:frame draw:style-name="gr3" draw:text-style-name="P6" draw:layer="layout" svg:width="2.794cm" svg:height="1.016cm" draw:transform="rotate (-0.155159770502295) translate (4.078cm 8.747cm)">
          <draw:text-box>
            <text:p text:style-name="P6"><text:span text:style-name="T5">Pause</text:span></text:p>
          </draw:text-box>
        </draw:frame>
        <draw:frame draw:style-name="gr3" draw:text-style-name="P6" draw:layer="layout" svg:width="2.794cm" svg:height="1.016cm" draw:transform="rotate (-0.155159770502295) translate (7.634cm 8.454cm)">
          <draw:text-box>
            <text:p text:style-name="P6"><text:span text:style-name="T5">Previous</text:span></text:p>
          </draw:text-box>
        </draw:frame>
        <draw:frame draw:style-name="gr3" draw:text-style-name="P6" draw:layer="layout" svg:width="2.794cm" svg:height="1.016cm" draw:transform="rotate (-0.155159770502295) translate (9.67cm 8.962cm)">
          <draw:text-box>
            <text:p text:style-name="P6"><text:span text:style-name="T5">Next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7T20:15:55.251336305</meta:creation-date>
    <dc:date>2015-10-27T22:11:32.865531724</dc:date>
    <meta:editing-duration>PT5M41S</meta:editing-duration>
    <meta:editing-cycles>2</meta:editing-cycles>
    <meta:generator>LibreOffice/4.2.8.2$Linux_X86_64 LibreOffice_project/420m0$Build-2</meta:generator>
    <meta:document-statistic meta:object-count="102"/>
  </office:meta>
</office:document-meta>
</file>